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400000399F145F94509EE9A22.png" manifest:media-type="image/png"/>
  <manifest:file-entry manifest:full-path="Pictures/1000020100000514000002F5C9C2AC0CEC03E5A6.png" manifest:media-type="image/png"/>
  <manifest:file-entry manifest:full-path="Pictures/100002010000031100000181BE4D33C8696F44AE.png" manifest:media-type="image/png"/>
  <manifest:file-entry manifest:full-path="Pictures/100002010000024E00000148CDA3695194611FD3.png" manifest:media-type="image/png"/>
  <manifest:file-entry manifest:full-path="Pictures/100002010000051400000395AFCD837AA57A55FB.png" manifest:media-type="image/png"/>
  <manifest:file-entry manifest:full-path="Pictures/10000201000000BB000000EBEB8752BD2A937A1C.png" manifest:media-type="image/png"/>
  <manifest:file-entry manifest:full-path="Pictures/10000201000004440000027E9673D1CFBDF5B5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9957in" svg:y="0.228in" svg:width="5.6063in" svg:height="3.2646in" draw:z-index="0"><draw:image xlink:href="Pictures/1000020100000514000002F5C9C2AC0CEC03E5A6.png" xlink:type="simple" xlink:show="embed" xlink:actuate="onLoad"/></draw:frame><draw:frame draw:style-name="fr1" draw:name="Image2" text:anchor-type="paragraph" svg:x="1.598in" svg:y="3.8138in" svg:width="4.8772in" svg:height="3.4402in" draw:z-index="1"><draw:image xlink:href="Pictures/100002010000051400000395AFCD837AA57A55FB.png" xlink:type="simple" xlink:show="embed" xlink:actuate="onLoad"/></draw:frame><draw:frame draw:style-name="fr1" draw:name="Image7" text:anchor-type="paragraph" svg:x="1.4728in" svg:y="7.622in" svg:width="4.4591in" svg:height="2.6047in" draw:z-index="6"><draw:image xlink:href="Pictures/10000201000004440000027E9673D1CFBDF5B5B3.png" xlink:type="simple" xlink:show="embed" xlink:actuate="onLoad"/></draw:frame></text:p>
      <text:p text:style-name="P1"><draw:frame draw:style-name="fr2" draw:name="Image3" text:anchor-type="paragraph" svg:width="6.5209in" svg:height="3.198in" draw:z-index="2"><draw:image xlink:href="Pictures/100002010000031100000181BE4D33C8696F44AE.png" xlink:type="simple" xlink:show="embed" xlink:actuate="onLoad"/></draw:frame></text:p>
      <text:p text:style-name="Standard"><draw:frame draw:style-name="fr1" draw:name="Image5" text:anchor-type="paragraph" svg:x="0.4008in" svg:y="6.5917in" svg:width="4.8917in" svg:height="2.7193in" draw:z-index="4"><draw:image xlink:href="Pictures/100002010000024E00000148CDA3695194611FD3.png" xlink:type="simple" xlink:show="embed" xlink:actuate="onLoad"/></draw:frame><draw:frame draw:style-name="fr1" draw:name="Image4" text:anchor-type="paragraph" svg:x="0.6035in" svg:y="3.4126in" svg:width="3.9984in" svg:height="2.8327in" draw:z-index="3"><draw:image xlink:href="Pictures/100002010000051400000399F145F94509EE9A22.png" xlink:type="simple" xlink:show="embed" xlink:actuate="onLoad"/></draw:frame><draw:frame draw:style-name="fr1" draw:name="Image6" text:anchor-type="paragraph" svg:x="5.1598in" svg:y="3.5764in" svg:width="1.948in" svg:height="2.448in" draw:z-index="5"><draw:image xlink:href="Pictures/10000201000000BB000000EBEB8752BD2A937A1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10:27:44.133770010</meta:creation-date>
    <dc:date>2016-09-11T10:39:15.416219349</dc:date>
    <meta:editing-duration>PT11M32S</meta:editing-duration>
    <meta:editing-cycles>1</meta:editing-cycles>
    <meta:document-statistic meta:table-count="0" meta:image-count="7" meta:object-count="0" meta:page-count="2" meta:paragraph-count="0" meta:word-count="0" meta:character-count="0" meta:non-whitespace-character-count="0"/>
    <meta:generator>LibreOffice/5.0.6.2$Linux_X86_64 LibreOffice_project/00m0$Build-2</meta:generator>
  </office:meta>
</office:document-meta>
</file>